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21c" officeooo:paragraph-rsid="00240473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d4579" officeooo:paragraph-rsid="002d4579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51e" officeooo:paragraph-rsid="002404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9ae9" officeooo:paragraph-rsid="0024047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24047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d4579" officeooo:paragraph-rsid="002d457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2d457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officeooo:rsid="001997ea" officeooo:paragraph-rsid="00240473"/>
    </style:style>
    <style:style style:name="P10" style:family="paragraph" style:parent-style-name="Standard">
      <style:text-properties style:text-underline-style="none" fo:font-weight="normal" officeooo:rsid="001da775" officeooo:paragraph-rsid="0024047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d4579" officeooo:paragraph-rsid="002d457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c121c" officeooo:paragraph-rsid="00240473" fo:background-color="transparent" style:font-weight-asian="normal" style:font-weight-complex="normal"/>
    </style:style>
    <style:style style:name="P14" style:family="paragraph" style:parent-style-name="Standard">
      <style:text-properties style:text-underline-style="none" officeooo:rsid="001da775" officeooo:paragraph-rsid="00240473"/>
    </style:style>
    <style:style style:name="P15" style:family="paragraph" style:parent-style-name="Standard">
      <style:text-properties officeooo:rsid="001a9ae9" officeooo:paragraph-rsid="00240473"/>
    </style:style>
    <style:style style:name="P16" style:family="paragraph" style:parent-style-name="Standard">
      <style:text-properties officeooo:rsid="001c121c" officeooo:paragraph-rsid="00240473"/>
    </style:style>
    <style:style style:name="P17" style:family="paragraph" style:parent-style-name="Standard">
      <style:text-properties fo:font-weight="bold" officeooo:rsid="001c121c" officeooo:paragraph-rsid="00240473" style:font-weight-asian="bold" style:font-weight-complex="bold"/>
    </style:style>
    <style:style style:name="P18" style:family="paragraph" style:parent-style-name="Standard">
      <style:text-properties officeooo:paragraph-rsid="00240473"/>
    </style:style>
    <style:style style:name="P19" style:family="paragraph" style:parent-style-name="Standard">
      <style:text-properties officeooo:rsid="002bfcb4" officeooo:paragraph-rsid="002bfcb4"/>
    </style:style>
    <style:style style:name="P20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21" style:family="paragraph" style:parent-style-name="Text_20_body">
      <style:text-properties fo:language="fr" fo:country="FR" style:text-underline-style="none" fo:font-weight="normal" officeooo:rsid="001ecab1" officeooo:paragraph-rsid="00240473" style:font-weight-asian="normal" style:font-weight-complex="normal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a9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6ea" style:font-weight-asian="normal" style:font-weight-complex="normal"/>
    </style:style>
    <style:style style:name="T6" style:family="text">
      <style:text-properties fo:font-weight="normal" officeooo:rsid="001ecab1" style:font-weight-asian="normal" style:font-weight-complex="normal"/>
    </style:style>
    <style:style style:name="T7" style:family="text">
      <style:text-properties fo:font-weight="normal" officeooo:rsid="0020b51e" style:font-weight-asian="normal" style:font-weight-complex="normal"/>
    </style:style>
    <style:style style:name="T8" style:family="text">
      <style:text-properties fo:font-weight="normal" officeooo:rsid="00300b56" style:font-weight-asian="normal" style:font-weight-complex="normal"/>
    </style:style>
    <style:style style:name="T9" style:family="text">
      <style:text-properties officeooo:rsid="0020b51e"/>
    </style:style>
    <style:style style:name="T10" style:family="text">
      <style:text-properties officeooo:rsid="00290e07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bfcb4"/>
    </style:style>
    <style:style style:name="T13" style:family="text">
      <style:text-properties officeooo:rsid="002d4579"/>
    </style:style>
    <style:style style:name="T14" style:family="text">
      <style:text-properties style:text-underline-style="none" fo:font-weight="normal" officeooo:rsid="001da775" style:font-weight-asian="normal" style:font-weight-complex="normal"/>
    </style:style>
    <style:style style:name="T15" style:family="text">
      <style:text-properties style:text-underline-style="none" fo:font-weight="normal" officeooo:rsid="00300b56" style:font-weight-asian="normal" style:font-weight-complex="normal"/>
    </style:style>
    <style:style style:name="T16" style:family="text">
      <style:text-properties officeooo:rsid="00330b8b"/>
    </style:style>
    <style:style style:name="T17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CareMyCar</text:span><text:span text:style-name="T1"> :</text:span><text:tab/></text:p>
      <text:p text:style-name="P18"/>
      <text:p text:style-name="P4">INTRO :</text:p>
      <text:p text:style-name="P4"/>
      <text:p text:style-name="P4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</text:a><text:a xlink:type="simple" xlink:href="https://docs.google.com/spreadsheets/d/1xJXyi-ZSRMEt8EZIy-U_YECjsRqD7I6kspss1Qwvj7U/edit?usp=sharing" text:style-name="Internet_20_link" text:visited-style-name="Visited_20_Internet_20_Link">sharing</text:a></text:p>
      <text:p text:style-name="P4">Google doc</text:p>
      <text:p text:style-name="P18"/>
      <text:p text:style-name="P18">Prise OBD,<text:span text:style-name="T11"> entreprise</text:span> qui protège les voitures.<text:tab/><text:tab/></text:p>
      <text:p text:style-name="P18"><text:tab/><text:tab/><text:tab/><text:tab/><text:tab/>Protège les voitures de vol.</text:p>
      <text:p text:style-name="P18"><text:tab/><text:tab/><text:tab/><text:tab/><text:tab/>CareMyCar</text:p>
      <text:p text:style-name="P18">Chef Enzo :</text:p>
      <text:p text:style-name="P18"/>
      <text:p text:style-name="P18">- accords des assurance<text:tab/><text:tab/>- cibles : 25-65 ans</text:p>
      <text:p text:style-name="P18">- faire une aplis (GSM )<text:tab/><text:tab/>- Choix des Offre</text:p>
      <text:p text:style-name="P18">- Vente Sélectif<text:tab/><text:tab/><text:tab/>- <text:span text:style-name="T11">Approche financières</text:span></text:p>
      <text:p text:style-name="P18">- Entreprise privé <text:span text:style-name="T10">(sa )<text:tab/></text:span><text:tab/>- <text:span text:style-name="T10">entreprise avec une hiérarchie pyramidale</text:span></text:p>
      <text:p text:style-name="P15">-<text:span text:style-name="T16">SAS</text:span></text:p>
      <text:p text:style-name="P15"/>
      <text:p text:style-name="P5">TP1 : </text:p>
      <text:p text:style-name="P15"/>
      <text:p text:style-name="P15">choix du groupe et des idée ; entreprise qui se concentre sur la sécurité des voitures ( idée principale, sécurisée les prises OB<text:span text:style-name="T12">D</text:span>.</text:p>
      <text:p text:style-name="P15"/>
      <text:p text:style-name="P6"><text:span text:style-name="T3">TP2 </text:span><text:span text:style-name="T9">et TP3</text:span><text:span text:style-name="T3"> : </text:span></text:p>
      <text:p text:style-name="P9"/>
      <text:p text:style-name="P18"><text:span text:style-name="T3">taille : <text:tab/><text:tab/><text:tab/></text:span><text:span text:style-name="T13">TPE 10 personnes environ <text:s/>2 millions €</text:span></text:p>
      <text:p text:style-name="P15">approche : <text:tab/><text:tab/>économique</text:p>
      <text:p text:style-name="P15">système </text:p>
      <text:p text:style-name="P15">d’information :<text:tab/>rapidité, sécurité, simplicité,actualité, Fiabilité, Intégrité</text:p>
      <text:p text:style-name="P19">humaine :<text:tab/><text:tab/>hiérarchie ( patron --→ employés )</text:p>
      <text:p text:style-name="P19">ressource matérielle :<text:tab/><text:span text:style-name="T13">prise OBD mal + petite carte SD</text:span></text:p>
      <text:p text:style-name="P19">financière :<text:tab/><text:tab/></text:p>
      <text:p text:style-name="P19">budget nécessaire :<text:tab/><text:span text:style-name="T13">CA, impôt, salaire</text:span></text:p>
      <text:p text:style-name="P18"/>
      <text:p text:style-name="P16">Chiffre d’affaire ( CA ) = prix x la quantité</text:p>
      <text:p text:style-name="P16"/>
      <text:p text:style-name="P16">secteur tertiaire : offre service comme des clé <text:span text:style-name="T13">O</text:span>B<text:span text:style-name="T13">D</text:span></text:p>
      <text:p text:style-name="P16"/>
      <text:p text:style-name="P17">structure de l’entreprise, a voir plus tard</text:p>
      <text:p text:style-name="P17"/>
      <text:p text:style-name="P1">vendre dans des garage, faire un lien avec les assuran<text:span text:style-name="T13">ce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ICRO ET MACRO ENVIRONNEMENT</text:p>
      <text:p text:style-name="P2"/>
      <text:p text:style-name="P13">Micro </text:p>
      <text:p text:style-name="P10"/>
      <text:p text:style-name="P10">Nouveaux entrants :</text:p>
      <text:p text:style-name="P14"><text:span text:style-name="T4"><text:tab/>- </text:span><text:span text:style-name="T6">barrière d’entrée : obstacle que l’on va trouvé a la création de l’entreprise</text:span></text:p>
      <text:p text:style-name="P14"><text:span text:style-name="T4"><text:tab/>- </text:span><text:span text:style-name="T6">économie d’</text:span><text:span text:style-name="T7">é</text:span><text:span text:style-name="T8">c</text:span><text:span text:style-name="T6">helle : faire un bilan de l’économie nécessaire a la création de l’entreprise</text:span></text:p>
      <text:p text:style-name="P14"><text:span text:style-name="T4"><text:tab/>- </text:span><text:span text:style-name="T6">politique d’entreprise : <text:s/>«  faire de thunes, et tant pis si sa coûte le vie a des gens. Se <text:tab/>débarrasser des gens et faire de la thunes » d’après le chef d’entreprise</text:span></text:p>
      <text:p text:style-name="P11"><text:tab/>- Expérience ???</text:p>
      <text:p text:style-name="P14"><text:span text:style-name="T4"><text:tab/>- a</text:span><text:span text:style-name="T6">ccès aux canaux de distribution : ???</text:span></text:p>
      <text:p text:style-name="P11"><text:tab/></text:p>
      <text:p text:style-name="P14"><text:span text:style-name="T4">concur</text:span><text:span text:style-name="T7">r</text:span><text:span text:style-name="T4">ence fournisseur :</text:span></text:p>
      <text:p text:style-name="P14"><text:span text:style-name="T4"><text:tab/>- </text:span><text:span text:style-name="T6">nombre de fournisseur : <text:s/>Chine ( nb inconnue )</text:span></text:p>
      <text:p text:style-name="P14"><text:span text:style-name="T4"><text:tab/>- </text:span><text:span text:style-name="T6">caractéristique du produit des fournisseur : mains d’œuvre peut cher et nombreux</text:span></text:p>
      <text:p text:style-name="P14"><text:span text:style-name="T4"><text:tab/>- </text:span><text:span text:style-name="T6">Habilité au produit de substitution :???</text:span></text:p>
      <text:p text:style-name="P10"><text:tab/></text:p>
      <text:p text:style-name="P14"><text:span text:style-name="T4">rivalité entre les concur</text:span><text:span text:style-name="T7">r</text:span><text:span text:style-name="T4">ents :</text:span></text:p>
      <text:p text:style-name="P14"><text:span text:style-name="T4"><text:tab/>- </text:span><text:span text:style-name="T7">nb et diversité des concurrents : peux nombreux. Mais </text:span><text:span text:style-name="T4">si pas de partenariats, les <text:tab/>constructeur pourrons intégrer ça directement dans la voiture.</text:span></text:p>
      <text:p text:style-name="P14"><text:span text:style-name="T4"><text:tab/>- </text:span><text:span text:style-name="T7">Fidélité de la marque ; pas de concurrent sur la scène mondiale, uniquement que des <text:tab/>petites <text:tab/>entreprises, donc démarcation efficace si on crée une ETI</text:span></text:p>
      <text:p text:style-name="P10"/>
      <text:p text:style-name="P10">produit de substitution : ???</text:p>
      <text:p text:style-name="P10"/>
      <text:p text:style-name="P10">pouvoir de client :</text:p>
      <text:p text:style-name="P18"><text:span text:style-name="T14"><text:tab/>- clients vise, </text:span><text:span text:style-name="T15">assurance</text:span></text:p>
      <text:p text:style-name="P14"><text:span text:style-name="T4"><text:tab/>- </text:span><text:span text:style-name="T5">très peut de concurrent donc pas besoin de beaucoup se démarquer</text:span></text:p>
      <text:p text:style-name="P14"><text:span text:style-name="T5"><text:tab/>- </text:span><text:span text:style-name="T6">varier prix en fonction de la demande ( voiture peut cher ; objet de base. Voiture plus cher ; <text:tab/>proposition d’extra, option utile en plus, version premium de l’objet de base )</text:span></text:p>
      <text:p text:style-name="P11">- objet de substitution ; ???</text:p>
      <text:p text:style-name="P11"/>
      <text:p text:style-name="P21"><text:span text:style-name="T17">Toute entreprise évolue dans un environnement composé d’acteurs et d’éléments pouvant agir sur son activité.<text:line-break/>Le micro-environnement désigne l’ensemble des acteurs et influences externes sur lesquels l’entreprise peut agir.</text:span></text:p>
      <text:p text:style-name="P11"/>
      <text:p text:style-name="P11"/>
      <text:p text:style-name="P11"/>
      <text:p text:style-name="P7">TP 4 : Stratégie marketing :</text:p>
      <text:p text:style-name="P7"/>
      <text:p text:style-name="P12">affiche publicitaire, joue sur la crainte et la peur</text:p>
      <text:p text:style-name="P12"/>
      <text:p text:style-name="P12"/>
      <text:p text:style-name="P7">TP 5-6 établir un business modèle votre offre :</text:p>
      <text:p text:style-name="P8"/>
      <text:p text:style-name="P7">TP 7 analyse de gestion des risque :</text:p>
      <text:p text:style-name="P7"/>
      <text:p text:style-name="P7">TP 8 Dépot dossier final :</text:p>
      <text:p text:style-name="P1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mann LECOQ</meta:initial-creator>
    <meta:creation-date>2021-09-14T09:44:52.80</meta:creation-date>
    <dc:date>2021-10-25T18:14:20.042018755</dc:date>
    <meta:editing-duration>PT2H50M2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471" meta:character-count="2841" meta:non-whitespace-character-count="2372"/>
  </office:meta>
</office:document-meta>
</file>